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bf819e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ackground-color="#bf819e" fo:border="0.06pt solid #000000"/>
    </style:style>
    <style:style style:name="ce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 style:vertical-align="middle"/>
    </style:style>
  </office:automatic-styles>
  <office:body>
    <office:spreadsheet>
      <table:calculation-settings table:case-sensitive="false" table:search-criteria-must-apply-to-whole-cell="false"/>
      <table:table table:name="mappin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>
            <text:p>GCOS-ECV URI</text:p>
          </table:table-cell>
          <table:table-cell table:style-name="ce1" office:value-type="string" calcext:value-type="string">
            <text:p>GCOS has &lt;relationship&gt; CCI</text:p>
          </table:table-cell>
          <table:table-cell table:style-name="ce1" office:value-type="string" calcext:value-type="string">
            <text:p>ESA-CCI URI</text:p>
          </table:table-cell>
          <table:table-cell table:style-name="ce1" office:value-type="string" calcext:value-type="string">
            <text:p>CCI has &lt;relationship&gt; GCO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UpperairWaterVapour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UpperairCloudProperties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cloud</text:p>
          </table:table-cell>
          <table:table-cell table:style-name="ce6" office:value-type="string" calcext:value-type="string">
            <text:p>narrow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UpperairEarthRadiationBudge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CompositionCarbonDioxide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CompositionMethane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CompositionOtherLonglivedGreenhouseGases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ozone</text:p>
          </table:table-cell>
          <table:table-cell table:style-name="ce6" office:value-type="string" calcext:value-type="string">
            <text:p>narrow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aerosol</text:p>
          </table:table-cell>
          <table:table-cell table:style-name="ce6" office:value-type="string" calcext:value-type="string">
            <text:p>narrowMatch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oceanicSurfaceSeaSurfaceTemperatur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st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SeaSurfaceSalinit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SeaLevel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eaLevel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SeaStat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SeaIc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eaIce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Curren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OceanColour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oceanCol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CarbonDioxidePartialPressur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rfaceOceanAcidit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Temperatur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Salinit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Curren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Nutrient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CarbonDioxidePartialPressur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OceanAcidit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Oxyge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oceanicSubsurfaceTracer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RiverDischarg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WaterUs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Groundwate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Lake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SnowCove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GlaciersAndIceCaps</text:p>
          </table:table-cell>
          <table:table-cell table:style-name="ce6" office:value-type="string" calcext:value-type="string">
            <text:p>narrowMatch</text:p>
          </table:table-cell>
          <table:table-cell table:style-name="ce7" office:value-type="string" calcext:value-type="string">
            <text:p>cciecv_glaciers</text:p>
          </table:table-cell>
          <table:table-cell table:style-name="ce6" office:value-type="string" calcext:value-type="string">
            <text:p>broadMatc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rrestrialIceSheets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iceSheet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Permafros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Albed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LandCover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landCov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FractionOfAbsorbedPhotosyntheticallyActiveRadiati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LeafAreaIndex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AboveGroundBiomas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SoilCarb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FireDisturbanc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fire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errestrialSoilMoistur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oilMst</text:p>
          </table:table-cell>
          <table:table-cell table:style-name="ce6" office:value-type="string" calcext:value-type="string">
            <text:p>closeMatch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7:14:38.6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1-03T09:13:40Z</meta:creation-date>
    <dc:date>2020-05-29T17:15:25.942000000</dc:date>
    <meta:editing-duration>PT28M3S</meta:editing-duration>
    <meta:editing-cycles>7</meta:editing-cycles>
    <meta:document-statistic meta:table-count="1" meta:cell-count="93" meta:object-count="0"/>
  </office:meta>
</office:document-meta>
</file>